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SemiLight SemiConde" svg:font-family="Bahnschrift SemiLight SemiConde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291in"/>
    </style:style>
    <style:style style:name="Table1" style:family="table" style:master-page-name="MP0">
      <style:table-properties style:width="1.7291in" fo:margin-left="0in" table:align="left"/>
    </style:style>
    <style:style style:name="TableRow3" style:family="table-row">
      <style:table-row-properties style:min-row-height="0.2527in"/>
    </style:style>
    <style:style style:name="TableCell4" style:family="table-cell">
      <style:table-cell-properties fo:border-top="0.0208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  <style:text-properties style:font-name="Bahnschrift SemiLight SemiConde" style:font-name-complex="Times New Roman" fo:language="ro" fo:country="RO"/>
    </style:style>
    <style:style style:name="TableRow6" style:family="table-row">
      <style:table-row-properties style:min-row-height="0.2527in"/>
    </style:style>
    <style:style style:name="TableCell7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  <style:text-properties style:font-name="Bahnschrift SemiLight SemiConde" style:font-name-complex="Times New Roman" fo:language="ro" fo:country="RO"/>
    </style:style>
    <style:style style:name="TableRow9" style:family="table-row">
      <style:table-row-properties style:min-row-height="0.2527in"/>
    </style:style>
    <style:style style:name="TableCell10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Bahnschrift SemiLight SemiConde" style:font-name-complex="Times New Roman" fo:language="ro" fo:country="RO"/>
    </style:style>
    <style:style style:name="TableRow12" style:family="table-row">
      <style:table-row-properties style:min-row-height="0.2527in"/>
    </style:style>
    <style:style style:name="TableCell13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Bahnschrift SemiLight SemiConde" style:font-name-complex="Times New Roman" fo:language="ro" fo:country="RO"/>
    </style:style>
    <style:style style:name="TableRow15" style:family="table-row">
      <style:table-row-properties style:min-row-height="0.2527in"/>
    </style:style>
    <style:style style:name="TableCell16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style:font-name="Bahnschrift SemiLight SemiConde" style:font-name-complex="Times New Roman" fo:language="ro" fo:country="RO"/>
    </style:style>
    <style:style style:name="TableRow18" style:family="table-row">
      <style:table-row-properties style:min-row-height="0.2527in"/>
    </style:style>
    <style:style style:name="TableCell19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style:font-name="Bahnschrift SemiLight SemiConde" style:font-name-complex="Times New Roman" fo:language="ro" fo:country="RO"/>
    </style:style>
    <style:style style:name="TableRow21" style:family="table-row">
      <style:table-row-properties style:min-row-height="0.2527in"/>
    </style:style>
    <style:style style:name="TableCell22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style:font-name="Bahnschrift SemiLight SemiConde" style:font-name-complex="Times New Roman" fo:language="ro" fo:country="RO"/>
    </style:style>
    <style:style style:name="TableRow24" style:family="table-row">
      <style:table-row-properties style:min-row-height="0.2527in"/>
    </style:style>
    <style:style style:name="TableCell25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style:font-name="Bahnschrift SemiLight SemiConde" style:font-name-complex="Times New Roman" fo:language="ro" fo:country="RO"/>
    </style:style>
    <style:style style:name="TableRow27" style:family="table-row">
      <style:table-row-properties style:min-row-height="0.2527in"/>
    </style:style>
    <style:style style:name="TableCell28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="Bahnschrift SemiLight SemiConde" style:font-name-complex="Times New Roman" fo:language="ro" fo:country="RO"/>
    </style:style>
    <style:style style:name="TableRow30" style:family="table-row">
      <style:table-row-properties style:min-row-height="0.2527in"/>
    </style:style>
    <style:style style:name="TableCell31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="Bahnschrift SemiLight SemiConde" style:font-name-complex="Times New Roman" fo:language="ro" fo:country="RO"/>
    </style:style>
    <style:style style:name="TableRow33" style:family="table-row">
      <style:table-row-properties style:min-row-height="0.2527in"/>
    </style:style>
    <style:style style:name="TableCell34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  <style:text-properties style:font-name="Bahnschrift SemiLight SemiConde" style:font-name-complex="Times New Roman" fo:language="ro" fo:country="RO"/>
    </style:style>
    <style:style style:name="TableRow36" style:family="table-row">
      <style:table-row-properties style:min-row-height="0.2527in"/>
    </style:style>
    <style:style style:name="TableCell37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style:font-name="Bahnschrift SemiLight SemiConde" style:font-name-complex="Times New Roman" fo:language="ro" fo:country="RO"/>
    </style:style>
    <style:style style:name="TableRow39" style:family="table-row">
      <style:table-row-properties style:min-row-height="0.2527in"/>
    </style:style>
    <style:style style:name="TableCell40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style:font-name="Bahnschrift SemiLight SemiConde" style:font-name-complex="Times New Roman" fo:language="ro" fo:country="RO"/>
    </style:style>
    <style:style style:name="TableRow42" style:family="table-row">
      <style:table-row-properties style:min-row-height="0.2527in"/>
    </style:style>
    <style:style style:name="TableCell43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style:font-name="Bahnschrift SemiLight SemiConde" style:font-name-complex="Times New Roman" fo:language="ro" fo:country="RO"/>
    </style:style>
    <style:style style:name="TableRow45" style:family="table-row">
      <style:table-row-properties style:min-row-height="0.2527in"/>
    </style:style>
    <style:style style:name="TableCell46" style:family="table-cell">
      <style:table-cell-properties fo:border-top="0.0069in solid #000000" fo:border-left="0.0208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style:font-name="Bahnschrift SemiLight SemiConde" style:font-name-complex="Times New Roman" fo:language="ro" fo:country="RO"/>
    </style:style>
    <style:style style:name="P48" style:parent-style-name="Normal" style:family="paragraph">
      <style:paragraph-properties fo:margin-bottom="0in"/>
      <style:text-properties text:display="none"/>
    </style:style>
    <style:style style:name="TableColumn50" style:family="table-column">
      <style:table-column-properties style:column-width="1.0951in"/>
    </style:style>
    <style:style style:name="Table49" style:family="table">
      <style:table-properties style:width="1.0951in" fo:margin-left="0in" table:align="left"/>
    </style:style>
    <style:style style:name="TableRow51" style:family="table-row">
      <style:table-row-properties style:min-row-height="0.2597in"/>
    </style:style>
    <style:style style:name="TableCell52" style:family="table-cell">
      <style:table-cell-properties fo:border-top="0.0208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style:font-name="Bahnschrift SemiLight SemiConde" fo:language="ro" fo:country="RO"/>
    </style:style>
    <style:style style:name="TableRow54" style:family="table-row">
      <style:table-row-properties style:min-row-height="0.2597in"/>
    </style:style>
    <style:style style:name="TableCell55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style:font-name="Bahnschrift SemiLight SemiConde" fo:language="ro" fo:country="RO"/>
    </style:style>
    <style:style style:name="TableRow57" style:family="table-row">
      <style:table-row-properties style:min-row-height="0.2597in"/>
    </style:style>
    <style:style style:name="TableCell58" style:family="table-cell">
      <style:table-cell-properties fo:border-top="0.0069in solid #000000" fo:border-left="0.0208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style:font-name="Bahnschrift SemiLight SemiConde" fo:language="ro" fo:country="RO"/>
    </style:style>
    <style:style style:name="P60" style:parent-style-name="Normal" style:family="paragraph">
      <style:paragraph-properties fo:text-align="center" fo:line-height="150%"/>
    </style:style>
    <style:style style:family="graphic" style:name="a1">
      <style:graphic-properties style:wrap="run-through" style:run-through="foreground" draw:fill="none" draw:stroke="solid" svg:stroke-width="0.00694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ConvBlock<text:s/>(24, <text:s/>3x3)</text:p>
          </table:table-cell>
        </table:table-row>
        <table:table-row table:style-name="TableRow6">
          <table:table-cell table:style-name="TableCell7">
            <text:p text:style-name="P8">BatchNormalization</text:p>
          </table:table-cell>
        </table:table-row>
        <table:table-row table:style-name="TableRow9">
          <table:table-cell table:style-name="TableCell10">
            <text:p text:style-name="P11">MaxPooling<text:s/>(2,2)</text:p>
          </table:table-cell>
        </table:table-row>
        <table:table-row table:style-name="TableRow12">
          <table:table-cell table:style-name="TableCell13">
            <text:p text:style-name="P14"><text:s/>ReLu</text:p>
          </table:table-cell>
        </table:table-row>
        <table:table-row table:style-name="TableRow15">
          <table:table-cell table:style-name="TableCell16">
            <text:p text:style-name="P17">ConvBlock<text:s/>(48, <text:s/>3x3)</text:p>
          </table:table-cell>
        </table:table-row>
        <table:table-row table:style-name="TableRow18">
          <table:table-cell table:style-name="TableCell19">
            <text:p text:style-name="P20">MaxPooling<text:s/>(2,2)</text:p>
          </table:table-cell>
        </table:table-row>
        <table:table-row table:style-name="TableRow21">
          <table:table-cell table:style-name="TableCell22">
            <text:p text:style-name="P23">ReLu</text:p>
          </table:table-cell>
        </table:table-row>
        <table:table-row table:style-name="TableRow24">
          <table:table-cell table:style-name="TableCell25">
            <text:p text:style-name="P26">ConvBlock<text:s/>(48, <text:s/>3x3)</text:p>
          </table:table-cell>
        </table:table-row>
        <table:table-row table:style-name="TableRow27">
          <table:table-cell table:style-name="TableCell28">
            <text:p text:style-name="P29">ReLu</text:p>
          </table:table-cell>
        </table:table-row>
        <table:table-row table:style-name="TableRow30">
          <table:table-cell table:style-name="TableCell31">
            <text:p text:style-name="P32">Dropout(0.5)</text:p>
          </table:table-cell>
        </table:table-row>
        <table:table-row table:style-name="TableRow33">
          <table:table-cell table:style-name="TableCell34">
            <text:p text:style-name="P35">Dense(128)</text:p>
          </table:table-cell>
        </table:table-row>
        <table:table-row table:style-name="TableRow36">
          <table:table-cell table:style-name="TableCell37">
            <text:p text:style-name="P38">ReLu</text:p>
          </table:table-cell>
        </table:table-row>
        <table:table-row table:style-name="TableRow39">
          <table:table-cell table:style-name="TableCell40">
            <text:p text:style-name="P41">Dropout(0.5)</text:p>
          </table:table-cell>
        </table:table-row>
        <table:table-row table:style-name="TableRow42">
          <table:table-cell table:style-name="TableCell43">
            <text:p text:style-name="P44">Dense(25)</text:p>
          </table:table-cell>
        </table:table-row>
        <table:table-row table:style-name="TableRow45">
          <table:table-cell table:style-name="TableCell46">
            <text:p text:style-name="P47">Softmax</text:p>
          </table:table-cell>
        </table:table-row>
      </table:table>
      <text:p text:style-name="P48"/>
      <table:table table:style-name="Table49">
        <table:table-columns>
          <table:table-column table:style-name="TableColumn50"/>
        </table:table-columns>
        <table:table-row table:style-name="TableRow51">
          <table:table-cell table:style-name="TableCell52">
            <text:p text:style-name="P53">A (0.005)</text:p>
          </table:table-cell>
        </table:table-row>
        <table:table-row table:style-name="TableRow54">
          <table:table-cell table:style-name="TableCell55">
            <text:p text:style-name="P56">...</text:p>
          </table:table-cell>
        </table:table-row>
        <table:table-row table:style-name="TableRow57">
          <table:table-cell table:style-name="TableCell58">
            <text:p text:style-name="P59">B#m(0.85)</text:p>
          </table:table-cell>
        </table:table-row>
      </table:table>
      <text:p text:style-name="P60"><draw:connector draw:type="line" svg:x1="2.125in" svg:y1="3.77083in" svg:x2="2.78125in" svg:y2="3.77083in" draw:z-index="251659264" draw:id="id0" draw:style-name="a1" draw:name="Straight Arrow Connector 3" text:anchor-type="paragraph"><svg:title/><svg:desc/></draw:connector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SemiLight SemiConde" svg:font-family="Bahnschrift SemiLight SemiConde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0" svg:viewBox="0 0 20 30" svg:d="m10 0-10 30h20z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zvan Linca</meta:initial-creator>
    <dc:creator>Razvan Linca</dc:creator>
    <meta:creation-date>2020-04-22T08:39:00Z</meta:creation-date>
    <dc:date>2020-04-22T08:59:00Z</dc:date>
    <meta:template xlink:href="Normal.dotm" xlink:type="simple"/>
    <meta:editing-cycles>7</meta:editing-cycles>
    <meta:editing-duration>PT1200S</meta:editing-duration>
    <meta:document-statistic meta:page-count="1" meta:paragraph-count="1" meta:word-count="35" meta:character-count="235" meta:row-count="1" meta:non-whitespace-character-count="201"/>
  </office:meta>
</office:document-meta>
</file>